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b10b8" officeooo:paragraph-rsid="000b10b8"/>
    </style:style>
    <style:style style:name="P2" style:family="paragraph" style:parent-style-name="Standard">
      <style:text-properties officeooo:rsid="000b10b8" officeooo:paragraph-rsid="000dce76"/>
    </style:style>
    <style:style style:name="P3" style:family="paragraph" style:parent-style-name="Standard">
      <style:text-properties officeooo:rsid="000c1ea6" officeooo:paragraph-rsid="000c1ea6"/>
    </style:style>
    <style:style style:name="P4" style:family="paragraph" style:parent-style-name="Standard">
      <style:text-properties officeooo:rsid="000dce76" officeooo:paragraph-rsid="000dce76"/>
    </style:style>
    <style:style style:name="P5" style:family="paragraph" style:parent-style-name="Standard">
      <style:text-properties officeooo:rsid="000e1e94" officeooo:paragraph-rsid="000e1e94"/>
    </style:style>
    <style:style style:name="P6" style:family="paragraph" style:parent-style-name="Standard">
      <style:text-properties officeooo:rsid="000e1e94" officeooo:paragraph-rsid="000f15fd"/>
    </style:style>
    <style:style style:name="P7" style:family="paragraph" style:parent-style-name="Standard">
      <style:text-properties officeooo:rsid="000fbb79" officeooo:paragraph-rsid="000fbb79"/>
    </style:style>
    <style:style style:name="P8" style:family="paragraph" style:parent-style-name="Standard">
      <style:text-properties officeooo:rsid="000b10b8" officeooo:paragraph-rsid="000dce76"/>
    </style:style>
    <style:style style:name="P9" style:family="paragraph" style:parent-style-name="Standard">
      <style:text-properties officeooo:rsid="000fbb79" officeooo:paragraph-rsid="000fbb79"/>
    </style:style>
    <style:style style:name="P10" style:family="paragraph" style:parent-style-name="Standard">
      <style:text-properties officeooo:rsid="000c1ea6" officeooo:paragraph-rsid="000c1ea6"/>
    </style:style>
    <style:style style:name="P11" style:family="paragraph" style:parent-style-name="Standard">
      <style:text-properties officeooo:rsid="000dce76" officeooo:paragraph-rsid="000dce76"/>
    </style:style>
    <style:style style:name="T1" style:family="text">
      <style:text-properties officeooo:rsid="000dce76"/>
    </style:style>
    <style:style style:name="T2" style:family="text">
      <style:text-properties officeooo:rsid="000e1e94"/>
    </style:style>
    <style:style style:name="T3" style:family="text">
      <style:text-properties officeooo:rsid="000f15fd"/>
    </style:style>
    <style:style style:name="T4" style:family="text">
      <style:text-properties fo:font-style="italic"/>
    </style:style>
    <style:style style:name="T5" style:family="text">
      <style:text-properties officeooo:rsid="000fbb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Odkazy: </text:p>
      <text:p text:style-name="P3"><text:tab/>vrána obecná - <text:a xlink:type="simple" xlink:href="https://commons.wikimedia.org/wiki/File:Carrion_Crow_(Corvus_corone)_(25932479036).jpg" text:style-name="Internet_20_link" text:visited-style-name="Visited_20_Internet_20_Link">https://commons.wikimedia.org/wiki/File:Carrion_Crow_(Corvus_corone)_(25932479036).jpg</text:a></text:p>
      <text:p text:style-name="P3"/>
      <text:p text:style-name="P2"><text:tab/><text:span text:style-name="T1">straka obecná - <text:line-break/></text:span><text:a xlink:type="simple" xlink:href="https://sco.m.wikipedia.org/wiki/File:Pica_pica_-_Compans_Caffarelli_-_2012-03-16.jpg" text:style-name="Internet_20_link" text:visited-style-name="Visited_20_Internet_20_Link"><text:span text:style-name="T1">https://sco.m.wikipedia.org/wiki/File:Pica_pica_-_Compans_Caffarelli_-_2012-03-16.jpg</text:span></text:a></text:p>
      <text:p text:style-name="P2"/>
      <text:p text:style-name="P1"><text:tab/><text:span text:style-name="T1">skřivan lesní - </text:span></text:p>
      <text:p text:style-name="P4"><text:a xlink:type="simple" xlink:href="http://www.cherrug.se/nature/Aves%20-%20Birds%20-%20Fåglar/Lullula%20arborea%20-%20Wood%20Lark%20-%20Trädlärka/index.html#Lullula%2520arborea%25201cy%2520Ravlunda%252C%2520Simrishamn%252C%2520Sk%25C3%25A5ne%252C%2520Sweden%252020110602B%2520646.jpg" text:style-name="Internet_20_link" text:visited-style-name="Visited_20_Internet_20_Link">http://www.cherrug.se/nature/Aves%20-%20Birds%20-%20F%C3%A5glar/Lullula%20arborea%20-%20Wood%20Lark%20-%20Tr%C3%A4dl%C3%A4rka/index.html#Lullula%2520arborea%25201cy%2520Ravlunda%252C%2520Simrishamn%252C%2520Sk%25C3%25A5ne%252C%2520Sweden%252020110602B%2520646.jpg</text:a></text:p>
      <text:p text:style-name="P4"/>
      <text:p text:style-name="P4"><text:tab/>čáp bílý - </text:p>
      <text:p text:style-name="P4"><text:a xlink:type="simple" xlink:href="https://en.wikipedia.org/wiki/Ciconia#/media/File:White_Stork-Mindaugas_Urbonas-1.jpg" text:style-name="Internet_20_link" text:visited-style-name="Visited_20_Internet_20_Link">https://en.wikipedia.org/wiki/Ciconia#/media/File:White_Stork-Mindaugas_Urbonas-1.jpg</text:a></text:p>
      <text:p text:style-name="P4"><text:tab/></text:p>
      <text:p text:style-name="P4"><text:tab/>drozd zpěvný - </text:p>
      <text:p text:style-name="P4"><text:a xlink:type="simple" xlink:href="https://cs.wikipedia.org/wiki/Drozd_cvrčala#/media/File:Redwing_Turdus_iliacus.jpg" text:style-name="Internet_20_link" text:visited-style-name="Visited_20_Internet_20_Link">https://cs.wikipedia.org/wiki/Drozd_cvr%C4%8Dala#/media/File:Redwing_Turdus_iliacus.jpg</text:a></text:p>
      <text:p text:style-name="P4"/>
      <text:p text:style-name="P1"><text:tab/><text:span text:style-name="T1">poštolka obecná - </text:span></text:p>
      <text:p text:style-name="P4"><text:a xlink:type="simple" xlink:href="https://upload.wikimedia.org/wikipedia/commons/3/3f/Falco_tinnunculus_(female).jpg" text:style-name="Internet_20_link" text:visited-style-name="Visited_20_Internet_20_Link">https://upload.wikimedia.org/wikipedia/commons/3/3f/Falco_tinnunculus_(female).jpg</text:a></text:p>
      <text:p text:style-name="P4"/>
      <text:p text:style-name="P4"><text:tab/><text:span text:style-name="T2">konipas bílý - </text:span></text:p>
      <text:p text:style-name="P5"><text:a xlink:type="simple" xlink:href="https://upload.wikimedia.org/wikipedia/commons/a/a8/White_Wagtail_-_Motacilla_alba_by_Lars_Falkdalen_Lindahl.jpg" text:style-name="Internet_20_link" text:visited-style-name="Visited_20_Internet_20_Link">https://upload.wikimedia.org/wikipedia/commons/a/a8/White_Wagtail_-_Motacilla_alba_by_Lars_Falkdalen_Lindahl.jpg</text:a></text:p>
      <text:p text:style-name="P5"/>
      <text:p text:style-name="P5"><text:tab/>hyl obecny - </text:p>
      <text:p text:style-name="P5"><text:a xlink:type="simple" xlink:href="https://cs.wikipedia.org/wiki/Hýl_obecný#/media/File:PyrrhulaPyrrhulaAutumn.jpg" text:style-name="Internet_20_link" text:visited-style-name="Visited_20_Internet_20_Link">https://cs.wikipedia.org/wiki/H%C3%BDl_obecn%C3%BD#/media/File:PyrrhulaPyrrhulaAutumn.jpg</text:a></text:p>
      <text:p text:style-name="P5"/>
      <text:p text:style-name="P5"><text:tab/>pěnkava obecná - </text:p>
      <text:p text:style-name="P5"><text:a xlink:type="simple" xlink:href="https://cs.wikipedia.org/wiki/Pěnkava_obecná#/media/File:Fringilla_coelebs_-singing_-on_branch-8.jpg" text:style-name="Internet_20_link" text:visited-style-name="Visited_20_Internet_20_Link">https://cs.wikipedia.org/wiki/P%C4%9Bnkava_obecn%C3%A1#/media/File:Fringilla_coelebs_-singing_-on_branch-8.jpg</text:a></text:p>
      <text:p text:style-name="P5"/>
      <text:p text:style-name="P6"><text:tab/><text:span text:style-name="T3">orel skalni - </text:span><text:a xlink:type="simple" xlink:href="https://cs.wikipedia.org/wiki/Orel_skalní#/media/File:Aquila_chrysaetos_Flickr.jpg" text:style-name="Internet_20_link" text:visited-style-name="Visited_20_Internet_20_Link"><text:span text:style-name="T3">https://cs.wikipedia.org/wiki/Orel_skaln%C3%AD#/media/File:Aquila_chrysaetos_Flickr.jpg</text:span></text:a></text:p>
      <text:p text:style-name="P6"/>
      <text:p text:style-name="P6"><text:tab/><text:span text:style-name="T5">puštík obecný</text:span></text:p>
      <text:p text:style-name="P7"><text:a xlink:type="simple" xlink:href="https://cs.wikipedia.org/wiki/Puštík_obecný#/media/File:Strix_aluco_2_(Martin_Mecnarowski).jpg" text:style-name="Internet_20_link" text:visited-style-name="Visited_20_Internet_20_Link">https://cs.wikipedia.org/wiki/Pu%C5%A1t%C3%ADk_obecn%C3%BD#/media/File:Strix_aluco_2_(Martin_Mecnarowski).jpg</text:a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3T19:16:44.657237880</meta:creation-date>
    <dc:date>2018-12-04T14:00:33.801023575</dc:date>
    <meta:editing-duration>PT15M23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21" meta:word-count="44" meta:character-count="1379" meta:non-whitespace-character-count="1334"/>
  </office:meta>
</office:document-meta>
</file>